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723" officeooo:paragraph-rsid="000a1723"/>
    </style:style>
    <style:style style:name="P2" style:family="paragraph" style:parent-style-name="Standard">
      <style:text-properties officeooo:rsid="000be56c" officeooo:paragraph-rsid="000be56c"/>
    </style:style>
    <style:style style:name="P3" style:family="paragraph" style:parent-style-name="Standard">
      <style:text-properties officeooo:rsid="000c596f" officeooo:paragraph-rsid="000c596f"/>
    </style:style>
    <style:style style:name="P4" style:family="paragraph" style:parent-style-name="Standard">
      <style:text-properties officeooo:rsid="000d0299" officeooo:paragraph-rsid="000d0299"/>
    </style:style>
    <style:style style:name="P5" style:family="paragraph" style:parent-style-name="Standard">
      <style:text-properties fo:font-weight="bold" officeooo:rsid="000d0299" officeooo:paragraph-rsid="000d0299" style:font-weight-asian="bold" style:font-weight-complex="bold"/>
    </style:style>
    <style:style style:name="P6" style:family="paragraph" style:parent-style-name="Standard">
      <style:text-properties fo:font-weight="bold" officeooo:rsid="000e2aed" officeooo:paragraph-rsid="000e2aed" style:font-weight-asian="bold" style:font-weight-complex="bold"/>
    </style:style>
    <style:style style:name="P7" style:family="paragraph" style:parent-style-name="Standard">
      <style:text-properties fo:font-weight="bold" officeooo:rsid="000ee184" officeooo:paragraph-rsid="000ee184" style:font-weight-asian="bold" style:font-weight-complex="bold"/>
    </style:style>
    <style:style style:name="P8" style:family="paragraph" style:parent-style-name="Standard">
      <style:text-properties fo:font-weight="bold" officeooo:rsid="0010dd74" officeooo:paragraph-rsid="0010dd74" style:font-weight-asian="bold" style:font-weight-complex="bold"/>
    </style:style>
    <style:style style:name="P9" style:family="paragraph" style:parent-style-name="Standard">
      <style:text-properties fo:font-weight="bold" officeooo:rsid="0011fe5f" officeooo:paragraph-rsid="0011fe5f" style:font-weight-asian="bold" style:font-weight-complex="bold"/>
    </style:style>
    <style:style style:name="P10" style:family="paragraph" style:parent-style-name="Standard">
      <style:text-properties fo:font-weight="bold" officeooo:rsid="0013a85d" officeooo:paragraph-rsid="0013a85d" style:font-weight-asian="bold" style:font-weight-complex="bold"/>
    </style:style>
    <style:style style:name="P11" style:family="paragraph" style:parent-style-name="Standard">
      <style:text-properties fo:font-weight="bold" officeooo:rsid="00147156" officeooo:paragraph-rsid="00147156" style:font-weight-asian="bold" style:font-weight-complex="bold"/>
    </style:style>
    <style:style style:name="P12" style:family="paragraph" style:parent-style-name="Standard">
      <style:text-properties fo:font-weight="normal" officeooo:rsid="000d0299" officeooo:paragraph-rsid="000d0299" style:font-weight-asian="normal" style:font-weight-complex="normal"/>
    </style:style>
    <style:style style:name="P13" style:family="paragraph" style:parent-style-name="Standard">
      <style:text-properties fo:font-weight="normal" officeooo:rsid="000e2aed" officeooo:paragraph-rsid="000e2aed" style:font-weight-asian="normal" style:font-weight-complex="normal"/>
    </style:style>
    <style:style style:name="P14" style:family="paragraph" style:parent-style-name="Standard">
      <style:text-properties fo:font-weight="normal" officeooo:rsid="000ee184" officeooo:paragraph-rsid="000ee184" style:font-weight-asian="normal" style:font-weight-complex="normal"/>
    </style:style>
    <style:style style:name="P15" style:family="paragraph" style:parent-style-name="Standard">
      <style:text-properties fo:font-weight="normal" officeooo:rsid="0010dd74" officeooo:paragraph-rsid="0010dd74" style:font-weight-asian="normal" style:font-weight-complex="normal"/>
    </style:style>
    <style:style style:name="P16" style:family="paragraph" style:parent-style-name="Standard">
      <style:text-properties fo:font-weight="normal" officeooo:rsid="0011fe5f" officeooo:paragraph-rsid="0011fe5f" style:font-weight-asian="normal" style:font-weight-complex="normal"/>
    </style:style>
    <style:style style:name="P17" style:family="paragraph" style:parent-style-name="Standard">
      <style:text-properties fo:font-weight="normal" officeooo:rsid="0013bc49" officeooo:paragraph-rsid="0013bc49" style:font-weight-asian="normal" style:font-weight-complex="normal"/>
    </style:style>
    <style:style style:name="P18" style:family="paragraph" style:parent-style-name="Standard">
      <style:text-properties fo:font-weight="normal" officeooo:rsid="00147156" officeooo:paragraph-rsid="00147156" style:font-weight-asian="normal" style:font-weight-complex="normal"/>
    </style:style>
    <style:style style:name="P19" style:family="paragraph" style:parent-style-name="Standard">
      <style:text-properties fo:font-weight="normal" officeooo:rsid="0014e513" officeooo:paragraph-rsid="0014e513" style:font-weight-asian="normal" style:font-weight-complex="normal"/>
    </style:style>
    <style:style style:name="T1" style:family="text">
      <style:text-properties officeooo:rsid="000e2ae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a85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with Firefox with BBB.</text:p>
      <text:p text:style-name="P2">You use the IP address 192.168.7.2 to connect to the BBB (once you connect your BBB over ethernet and power).</text:p>
      <text:p text:style-name="P2">Then click on Cloud9 section of that page, and then click again on another link of Cloud9.</text:p>
      <text:p text:style-name="P2">+ &gt; Linux Terminal <text:s/>to see a terminal for BBB.</text:p>
      <text:p text:style-name="P2"/>
      <text:p text:style-name="P2">You want to get the ip address of the BBB by doing ifconfig. Check the one over ethernet (starts with eth).</text:p>
      <text:p text:style-name="P2"/>
      <text:p text:style-name="P2">Connect over your BBB using ssh in your terminal with your IP address.</text:p>
      <text:p text:style-name="P2"/>
      <text:p text:style-name="P2">Default login: root with no password.</text:p>
      <text:p text:style-name="P2"/>
      <text:p text:style-name="P2">Now, you can code in python from there using:</text:p>
      <text:p text:style-name="P2">nano test.py</text:p>
      <text:p text:style-name="P2">Then:</text:p>
      <text:p text:style-name="P2">python test.py</text:p>
      <text:p text:style-name="P2"/>
      <text:p text:style-name="P3">You need to know which version of python you are running on your BBB.</text:p>
      <text:p text:style-name="P3"/>
      <text:p text:style-name="P3"/>
      <text:p text:style-name="P4">Pins for digital write are the ones in green in the sketch that is in this directory.</text:p>
      <text:p text:style-name="P4">P9_30 → under p9 header at pin 30.</text:p>
      <text:p text:style-name="P4"/>
      <text:p text:style-name="P4">There are two headers: P8, P9.</text:p>
      <text:p text:style-name="P4"/>
      <text:p text:style-name="P4">For Python to communicate with GPIO pins:</text:p>
      <text:p text:style-name="P5"><text:span text:style-name="T1">i</text:span>mport Adafruit_BBIO.GPIO as GPIO</text:p>
      <text:p text:style-name="P4"/>
      <text:p text:style-name="P4">Get our pin and set it as output:</text:p>
      <text:p text:style-name="P5">outPin=”P9_12”</text:p>
      <text:p text:style-name="P5">GPIO.setup(outPin, GPIO.OUT)</text:p>
      <text:p text:style-name="P5"/>
      <text:p text:style-name="P12">If you want to put delays:</text:p>
      <text:p text:style-name="P5">from time import sleep</text:p>
      <text:p text:style-name="P12"/>
      <text:p text:style-name="P12"/>
      <text:p text:style-name="P5">for x in range(0,5):</text:p>
      <text:p text:style-name="P5"><text:tab/>GPIO.output(outPin, GPIO.HIGH)</text:p>
      <text:p text:style-name="P5"><text:tab/><text:span text:style-name="T1">sleep(3)</text:span></text:p>
      <text:p text:style-name="P5"><text:tab/><text:span text:style-name="T1">GPIO.output(outPin, GPIO.LOW)</text:span></text:p>
      <text:p text:style-name="P5"><text:tab/><text:span text:style-name="T1">sleep(3)</text:span></text:p>
      <text:p text:style-name="P12"/>
      <text:p text:style-name="P13">This resets the pins to use them later (?). Without it, we could get an error next time we run it:</text:p>
      <text:p text:style-name="P6">GPIO.cleanup()</text:p>
      <text:p text:style-name="P12"/>
      <text:p text:style-name="P12"/>
      <text:p text:style-name="P13">If you want to play with analog, include this package:</text:p>
      <text:p text:style-name="P6">import Adafruit_BBIO.PWM as PWM</text:p>
      <text:p text:style-name="P13"><text:soft-page-break/></text:p>
      <text:p text:style-name="P13">Then set your pin:</text:p>
      <text:p text:style-name="P6">myPWM=”P8_13”</text:p>
      <text:p text:style-name="P6"># duty cycle set to 0% - signal off all the time. 100Hz</text:p>
      <text:p text:style-name="P6">PWM.start(myPWM, 0, 1000)</text:p>
      <text:p text:style-name="P6"/>
      <text:p text:style-name="P14">To change your duty cycle, you can do:</text:p>
      <text:p text:style-name="P7">#DC is some duty cycle value from 0 to 100% you want to put</text:p>
      <text:p text:style-name="P7">PWM.set_duty_cycle(myPWM, DC)</text:p>
      <text:p text:style-name="P14"/>
      <text:p text:style-name="P15">Otherwise, you can convert a voltage value that you take as input from your program into a duty cycle value by doing the following:</text:p>
      <text:p text:style-name="P8">DC = V//3.365*100</text:p>
      <text:p text:style-name="P8">if DC&gt;100:</text:p>
      <text:p text:style-name="P8"><text:tab/>DC=100</text:p>
      <text:p text:style-name="P14"/>
      <text:p text:style-name="P14">Once you are done, you can do:</text:p>
      <text:p text:style-name="P7">#Stops pin with PWM</text:p>
      <text:p text:style-name="P7">PWM.stop(myPWM)</text:p>
      <text:p text:style-name="P7">PWM.cleanup()</text:p>
      <text:p text:style-name="P7"/>
      <text:p text:style-name="P15">You can set the frequency doing the following:</text:p>
      <text:p text:style-name="P8">PWM.set_frequency(myPWM, 100)</text:p>
      <text:p text:style-name="P8"><text:span text:style-name="T2"/></text:p>
      <text:p text:style-name="P8"><text:span text:style-name="T2">Overall, this is how the program looks:</text:span></text:p>
      <text:p text:style-name="P8"><text:span text:style-name="T2"/></text:p>
      <text:p text:style-name="P8">import Adafruit_BBIO.PWM as PWM</text:p>
      <text:p text:style-name="P8"/>
      <text:p text:style-name="P8">myPWM = “P8_13”</text:p>
      <text:p text:style-name="P8">PWM.start(myPWM, 0, 1000)</text:p>
      <text:p text:style-name="P8"/>
      <text:p text:style-name="P8">for i in range(0,5):</text:p>
      <text:p text:style-name="P8"><text:tab/>V=input(“Taking voltage val: “)</text:p>
      <text:p text:style-name="P8"><text:tab/>DC=V/3.365*100</text:p>
      <text:p text:style-name="P8"><text:tab/>if DC&gt;100:</text:p>
      <text:p text:style-name="P8"><text:tab/><text:tab/>DC=100</text:p>
      <text:p text:style-name="P8"><text:tab/>PWM.set_duty_cycle(myPWM, DC)</text:p>
      <text:p text:style-name="P8"><text:tab/>PWM.set_frequency(myPWM, 100)</text:p>
      <text:p text:style-name="P8">PWM.stop(myPWM)</text:p>
      <text:p text:style-name="P8">PWM.cleanup()</text:p>
      <text:p text:style-name="P15"/>
      <text:p text:style-name="P16">To read analog values (blue pins on images):</text:p>
      <text:p text:style-name="P9">import Adafruit_BBIO.ADC as ADC</text:p>
      <text:p text:style-name="P9"># activate the analog to digital converter pins</text:p>
      <text:p text:style-name="P9">ADC.setup()</text:p>
      <text:p text:style-name="P9"># import for delays in program</text:p>
      <text:p text:style-name="P9">from time import sleep</text:p>
      <text:p text:style-name="P9">analogPin=”P9_33”</text:p>
      <text:p text:style-name="P9"/>
      <text:p text:style-name="P9"><text:soft-page-break/>while(1):</text:p>
      <text:p text:style-name="P9"><text:tab/># read from analog pin</text:p>
      <text:p text:style-name="P9"><text:tab/>potVal=ADC.read(analogPin)</text:p>
      <text:p text:style-name="P9"><text:tab/>#converts your value to volts</text:p>
      <text:p text:style-name="P9"><text:tab/>potVolts=potVal*1.8 # 1.8 was the maximum of his potentiometer</text:p>
      <text:p text:style-name="P9"/>
      <text:p text:style-name="P16"/>
      <text:p text:style-name="P16">GPS project part 1:</text:p>
      <text:p text:style-name="P9">import serial</text:p>
      <text:p text:style-name="P9">import Adafruit_BBIO.UART as UART</text:p>
      <text:p text:style-name="P10">#P9_UART1TX and P9_UART1RX are activated from this (because this is UART1)</text:p>
      <text:p text:style-name="P9">UART.setup("UART1")</text:p>
      <text:p text:style-name="P10"># Serial port communicating with the GPS. Path to device from the BBB is /<text:span text:style-name="T4">dev/</text:span><text:span text:style-name="T5">ttyO1</text:span></text:p>
      <text:p text:style-name="P10"><text:span text:style-name="T5"># Baud rate: 9600</text:span></text:p>
      <text:p text:style-name="P9">GPS = serial.Serial('/dev/ttyO1', 9600)</text:p>
      <text:p text:style-name="P9">while(1):</text:p>
      <text:p text:style-name="P9"><text:tab/><text:span text:style-name="T3"># wait for the GPS info</text:span></text:p>
      <text:p text:style-name="P9"><text:s text:c="8"/><text:tab/>while GPS.inWaiting()==0:</text:p>
      <text:p text:style-name="P9"><text:s text:c="16"/><text:tab/>pass</text:p>
      <text:p text:style-name="P9"><text:tab/><text:span text:style-name="T3"># get string value</text:span></text:p>
      <text:p text:style-name="P9"><text:s text:c="8"/><text:tab/>NMEA=GPS.readline()</text:p>
      <text:p text:style-name="P9"><text:s text:c="8"/><text:tab/>print NMEA</text:p>
      <text:p text:style-name="P9"/>
      <text:p text:style-name="P9"/>
      <text:p text:style-name="P17">Communication of Arduino and BeagleBone Black over SPI:</text:p>
      <text:p text:style-name="P17"><text:a xlink:type="simple" xlink:href="http://ulasdikme.com/projects/arduino/BBB_Arduino_SPI.php" text:style-name="Internet_20_link" text:visited-style-name="Visited_20_Internet_20_Link">http://ulasdikme.com/projects/arduino/BBB_Arduino_SPI.php</text:a></text:p>
      <text:p text:style-name="P17"/>
      <text:p text:style-name="P17">This link shows the connections that need to be made between the arduino and the beaglebone black so that they can communicate. The tutorial however is clearly not the best.</text:p>
      <text:p text:style-name="P17"/>
      <text:p text:style-name="P18">This sets up SPI for our BeagleBone Black:</text:p>
      <text:p text:style-name="P18"><text:a xlink:type="simple" xlink:href="https://learn.adafruit.com/setting-up-io-python-library-on-beaglebone-black/spi" text:style-name="Internet_20_link" text:visited-style-name="Visited_20_Internet_20_Link">https://learn.adafruit.com/setting-up-io-python-library-on-beaglebone-black/spi</text:a></text:p>
      <text:p text:style-name="P18">And in there is also the commands to accept SPI1 to change the uEnv.txt file.</text:p>
      <text:p text:style-name="P18"/>
      <text:p text:style-name="P18">This shows you basic operations of the SPI library:</text:p>
      <text:p text:style-name="P18"><text:a xlink:type="simple" xlink:href="https://github.com/adafruit/adafruit-beaglebone-io-python/blob/master/docs/SPI.rst" text:style-name="Internet_20_link" text:visited-style-name="Visited_20_Internet_20_Link">https://github.com/adafruit/adafruit-beaglebone-io-python/blob/master/docs/SPI.rst</text:a></text:p>
      <text:p text:style-name="P18"/>
      <text:p text:style-name="P18">My guess is :</text:p>
      <text:p text:style-name="P11">spi = SPI(0,0)</text:p>
      <text:p text:style-name="P11">spi.open(0,0)</text:p>
      <text:p text:style-name="P11">spi.writebytes([33])</text:p>
      <text:p text:style-name="P11">spi.close()</text:p>
      <text:p text:style-name="P11">spi.open(0,0)</text:p>
      <text:p text:style-name="P11">spi.readbytes(10)</text:p>
      <text:p text:style-name="P11">spi.close()</text:p>
      <text:p text:style-name="P18"/>
      <text:p text:style-name="P19">Source code for spi library: </text:p>
      <text:p text:style-name="P19"><text:a xlink:type="simple" xlink:href="https://github.com/adafruit/adafruit-beaglebone-io-python/blob/master/source/spimodule.c" text:style-name="Internet_20_link" text:visited-style-name="Visited_20_Internet_20_Link">https://github.com/adafruit/adafruit-beaglebone-io-python/blob/master/source/spimodule.c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29:57.628233002</meta:creation-date>
    <meta:generator>LibreOffice/6.0.7.3$Linux_X86_64 LibreOffice_project/00m0$Build-3</meta:generator>
    <dc:date>2019-10-31T20:56:23.451700194</dc:date>
    <meta:editing-duration>PT13M36S</meta:editing-duration>
    <meta:editing-cycles>4</meta:editing-cycles>
    <meta:document-statistic meta:table-count="0" meta:image-count="0" meta:object-count="0" meta:page-count="3" meta:paragraph-count="106" meta:word-count="569" meta:character-count="3761" meta:non-whitespace-character-count="3234"/>
  </office:meta>
</office:document-meta>
</file>